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Cell Balancing Methods </text:p>
      <text:p text:style-name="Standard"><text:span text:style-name="T3">a) Passive</text:span><text:span text:style-name="T2">:</text:span> </text:p>
      <text:p text:style-name="Standard"><text:tab/>1-Fixed Shunt Resistor</text:p>
      <text:p text:style-name="Standard"><text:tab/>2-Switched Shunt Resistor: Dengeleme zamanı kısa fakat enerji kaybı çok. Maliyet düşük. <text:tab/>Kontrolü basit. Boyutu küçük. Düşük enerjili uygulamalarda kullanımı uygun.</text:p>
      <text:p text:style-name="P3">b) Active:</text:p>
      <text:p text:style-name="Standard"><text:tab/>1-Capacitor Base: Bunların enerji kaybı düşük ama dengeleme zamanı çok uzun</text:p>
      <text:p text:style-name="Standard"><text:tab/><text:tab/>i-Switched Capacitor: EV ve HEV için uygun.</text:p>
      <text:p text:style-name="Standard"><text:tab/><text:tab/>ii-Single Switched Capacitor: EV ve HEV için uygun.</text:p>
      <text:p text:style-name="Standard"><text:tab/>2-Transformer: Hızlı dengeleme zmanı isteyen orta ve yğksek gerilimli uygulamalarda iyi. <text:tab/>Fakat maliyet yüksek. Kontrolü zor. Manyetik kayıplara neden oluyor. </text:p>
      <text:p text:style-name="Standard"><text:tab/><text:tab/>i-Single/multi inductor: Kapasitöre göre daha hızlı ama enerji tasarrufu yok. Hatta <text:tab/><text:tab/>kayıp <text:s/>var.</text:p>
      <text:p text:style-name="Standard"><text:tab/><text:tab/>ii-Single windings transformer</text:p>
      <text:p text:style-name="Standard"><text:tab/><text:tab/>iii-Multiple windings transformer: Elektrikli ve hibrid elektrikli araçlar için uygun.</text:p>
      <text:p text:style-name="Standard"><text:tab/><text:tab/><text:tab/>a-Adv: Dengeleme hızı yüksek, Kontrol tekniği basit, Voltaj sensörüne gerek <text:tab/><text:tab/><text:tab/>yok. Dengeleme zamanı kısa.</text:p>
      <text:p text:style-name="Standard"><text:tab/><text:tab/><text:tab/>b-Disadv: Çok sayıda batarya hücresi için gerekli sayıda bobin yok ve çok <text:tab/><text:tab/><text:tab/>sayıda bobinli etkin bir transformerın fabrikasyonu zor. Li-ION bataryalar <text:tab/><text:tab/><text:tab/>için uygun değil.</text:p>
      <text:p text:style-name="Standard"><text:tab/><text:tab/><text:span text:style-name="T2">Yukarıda belirtilen dezavantajı çözmek için multi-winding transformer forward-<text:tab/><text:tab/><text:tab/>flyback converter ile kullanılmış. Bu multi-windingin bobin sayısı kadar batarya için </text:span></text:p>
      <text:p text:style-name="P2"><text:tab/><text:tab/>dengeleme sorununu çözüyor. Fakat daha fazla bataryayı dengelemek için multi-wind</text:p>
      <text:p text:style-name="P2"><text:tab/><text:tab/>ing transformerlar arasında da switched capacitor circuit kurularak dengeleme <text:tab/><text:tab/><text:tab/>yapılıyor. Çok fazla sayıda batarya olmadıkça bu çözüm etkin.</text:p>
      <text:p text:style-name="Standard"><text:tab/>3-Converter Base:</text:p>
      <text:p text:style-name="Standard"><text:tab/><text:tab/>i-Cuk Converter: EV ve HEV için uygun.</text:p>
      <text:p text:style-name="Standard"><text:tab/><text:tab/>ii-Buck/boost Converter: Bu intüktörlü ve kapasitörlü çözüme göre dengeleme <text:tab/><text:tab/><text:tab/>zamanı daha hızlı. Enerji kaybı indüktörlü çözümden daha az ama kapasitörlüden <text:tab/><text:tab/>daha fazla. <text:s/><text:tab/></text:p>
      <text:p text:style-name="Standard"><text:tab/><text:tab/>iii-Flyback Converter: EV ve HEV için uygun.</text:p>
      <text:p text:style-name="Standard"><text:tab/><text:tab/>iv-Full-bridge converter</text:p>
      <text:p text:style-name="Standard"><text:tab/><text:tab/>v-Quasi-resonant converter</text:p>
      <text:p text:style-name="Standard"/>
      <text:p text:style-name="Standard"/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1M18S</meta:editing-duration>
    <meta:editing-cycles>19</meta:editing-cycles>
    <meta:generator>OpenOffice/4.1.4$Win32 OpenOffice.org_project/414m5$Build-9788</meta:generator>
    <dc:date>2018-11-27T11:22:08.34</dc:date>
    <dc:creator>onur </dc:creator>
    <meta:document-statistic meta:table-count="0" meta:image-count="0" meta:object-count="0" meta:page-count="1" meta:paragraph-count="24" meta:word-count="230" meta:character-count="1806"/>
    <meta:user-defined meta:name="Info 1"/>
    <meta:user-defined meta:name="Info 2"/>
    <meta:user-defined meta:name="Info 3"/>
    <meta:user-defined meta:name="Info 4"/>
  </office:meta>
</office:document-meta>
</file>